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319827" officeooo:paragraph-rsid="00319827"/>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319827" officeooo:paragraph-rsid="00319827"/>
    </style:style>
    <style:style style:name="P4" style:family="paragraph" style:parent-style-name="Text_20_body">
      <style:text-properties officeooo:rsid="002e2f0c" officeooo:paragraph-rsid="002e2f0c"/>
    </style:style>
    <style:style style:name="P5" style:family="paragraph" style:parent-style-name="Text_20_body">
      <style:text-properties officeooo:rsid="0031ba50" officeooo:paragraph-rsid="0031ba50"/>
    </style:style>
    <style:style style:name="P6" style:family="paragraph" style:parent-style-name="Text_20_body">
      <style:text-properties officeooo:rsid="0035d0c9" officeooo:paragraph-rsid="0035d0c9"/>
    </style:style>
    <style:style style:name="P7" style:family="paragraph" style:parent-style-name="Text_20_body">
      <style:text-properties officeooo:rsid="00099e0f" officeooo:paragraph-rsid="00099e0f"/>
    </style:style>
    <style:style style:name="P8" style:family="paragraph" style:parent-style-name="Text_20_body" style:list-style-name="L1">
      <style:text-properties officeooo:rsid="000ac7f6" officeooo:paragraph-rsid="00334402"/>
    </style:style>
    <style:style style:name="P9" style:family="paragraph" style:parent-style-name="Text_20_body" style:list-style-name="L1">
      <style:text-properties officeooo:rsid="000ac7f6" officeooo:paragraph-rsid="000ac7f6"/>
    </style:style>
    <style:style style:name="P10" style:family="paragraph" style:parent-style-name="Explicación">
      <style:text-properties officeooo:paragraph-rsid="001e0975"/>
    </style:style>
    <style:style style:name="P11"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34402"/>
    </style:style>
    <style:style style:name="P12" style:family="paragraph" style:parent-style-name="Text_20_body">
      <style:text-properties officeooo:rsid="000d0e5a" officeooo:paragraph-rsid="000d0e5a"/>
    </style:style>
    <style:style style:name="P13" style:family="paragraph" style:parent-style-name="Text_20_body">
      <style:text-properties officeooo:rsid="0034fb65" officeooo:paragraph-rsid="0034fb65"/>
    </style:style>
    <style:style style:name="P14" style:family="paragraph" style:parent-style-name="Text_20_body">
      <style:text-properties fo:font-weight="bold" officeooo:rsid="000dd20f" officeooo:paragraph-rsid="000dd20f" style:font-weight-asian="bold" style:font-weight-complex="bold"/>
    </style:style>
    <style:style style:name="P15" style:family="paragraph" style:parent-style-name="Text_20_body">
      <style:text-properties fo:font-weight="bold" officeooo:rsid="0034fb65" officeooo:paragraph-rsid="0034fb65" style:font-weight-asian="bold" style:font-weight-complex="bold"/>
    </style:style>
    <style:style style:name="P16" style:family="paragraph" style:parent-style-name="Text_20_body">
      <style:text-properties officeooo:rsid="000dd20f" officeooo:paragraph-rsid="000dd20f"/>
    </style:style>
    <style:style style:name="P17" style:family="paragraph" style:parent-style-name="Text_20_body">
      <style:text-properties officeooo:rsid="0034fb65" officeooo:paragraph-rsid="00371ce9"/>
    </style:style>
    <style:style style:name="P18" style:family="paragraph" style:parent-style-name="Text_20_body">
      <style:text-properties style:text-underline-style="none" officeooo:rsid="0034fb65" officeooo:paragraph-rsid="0034fb65"/>
    </style:style>
    <style:style style:name="P19" style:family="paragraph" style:parent-style-name="Text_20_body">
      <style:text-properties style:text-underline-style="none" officeooo:rsid="0037bcf3" officeooo:paragraph-rsid="0037bcf3"/>
    </style:style>
    <style:style style:name="P20" style:family="paragraph" style:parent-style-name="Text_20_body">
      <style:text-properties style:text-underline-style="none" officeooo:rsid="0037bcf3" officeooo:paragraph-rsid="0038a904"/>
    </style:style>
    <style:style style:name="P21" style:family="paragraph" style:parent-style-name="Text_20_body">
      <style:text-properties style:text-underline-style="none" officeooo:rsid="0038a904" officeooo:paragraph-rsid="0038a904"/>
    </style:style>
    <style:style style:name="P22" style:family="paragraph" style:parent-style-name="Text_20_body">
      <style:text-properties officeooo:rsid="0034fb65" officeooo:paragraph-rsid="0038a904"/>
    </style:style>
    <style:style style:name="P23" style:family="paragraph" style:parent-style-name="Text_20_body">
      <style:text-properties officeooo:rsid="00099e0f" officeooo:paragraph-rsid="000ac7f6"/>
    </style:style>
    <style:style style:name="T1" style:family="text">
      <style:text-properties fo:font-weight="bold" style:font-weight-asian="bold" style:font-weight-complex="bold"/>
    </style:style>
    <style:style style:name="T2" style:family="text">
      <style:text-properties officeooo:rsid="000bb69b"/>
    </style:style>
    <style:style style:name="T3" style:family="text">
      <style:text-properties officeooo:rsid="0032a8fb"/>
    </style:style>
    <style:style style:name="T4" style:family="text">
      <style:text-properties officeooo:rsid="0035d0c9"/>
    </style:style>
    <style:style style:name="T5" style:family="text">
      <style:text-properties officeooo:rsid="0029b40e"/>
    </style:style>
    <style:style style:name="T6" style:family="text">
      <style:text-properties officeooo:rsid="0031ba5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officeooo:rsid="00273134"/>
    </style:style>
    <style:style style:name="T10" style:family="text">
      <style:text-properties officeooo:rsid="000dd20f"/>
    </style:style>
    <style:style style:name="T11" style:family="text">
      <style:text-properties officeooo:rsid="002809d7"/>
    </style:style>
    <style:style style:name="T12" style:family="text">
      <style:text-properties fo:font-weight="normal" style:font-weight-asian="normal" style:font-weight-complex="normal"/>
    </style:style>
    <style:style style:name="T13" style:family="text">
      <style:text-properties officeooo:rsid="00371ce9"/>
    </style:style>
    <style:style style:name="T14" style:family="text">
      <style:text-properties style:text-underline-style="solid" style:text-underline-width="auto" style:text-underline-color="font-color" fo:font-weight="bold" officeooo:rsid="00371ce9" style:font-weight-asian="bold" style:font-weight-complex="bold"/>
    </style:style>
    <style:style style:name="T15" style:family="text">
      <style:text-properties officeooo:rsid="0037bcf3"/>
    </style:style>
    <style:style style:name="T16" style:family="text">
      <style:text-properties officeooo:rsid="00177113"/>
    </style:style>
    <style:style style:name="T17" style:family="text">
      <style:text-properties officeooo:rsid="0021ac3f"/>
    </style:style>
    <style:style style:name="T18" style:family="text">
      <style:text-properties officeooo:rsid="00418b0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3 , ejercicio B<text:bookmark-end text:name="__RefHeading___Toc1_3888555425"/></text:h>
      <text:p text:style-name="P2">TURNOS_ENFERMERIA (COD_ENFERMERO, FECHA, TURNO, COD_HOSPITAL, PLANTA, ESPECIALIDAD) donde se mantiene información correspondiente a los turnos de trabajo de los enfermeros de los hospitales gallegos, y <text:s/>teniendo en cuenta que cada enfermero está <text:span text:style-name="T1">destinado en una planta</text:span> en concreto del hospital, y que como mucho trabaja en <text:span text:style-name="T1">un turno cada día</text:span>. Cada planta de un hospital tiene <text:span text:style-name="T1">asignada una especialidad diferente</text:span> (Por ejemplo: la planta 4 del hospital con código ‘H100’ es la planta dedicada a Traumatología)</text:p>
      <text:h text:style-name="Heading_20_2" text:outline-level="2">Problemas de inserción:</text:h>
      <text:p text:style-name="P3">Al añadir turnos repites toda la información del hospital</text:p>
      <text:h text:style-name="Heading_20_2" text:outline-level="2">Problemas de actualización:</text:h>
      <text:p text:style-name="P3">Al repetirse tanta información de fechas y turno de un enfermero el día que quieras modificar su código o datos tendrás que modificarlo en muchas filas.</text:p>
      <text:h text:style-name="Heading_20_2" text:outline-level="2">Problemas de borrado: </text:h>
      <text:p text:style-name="P3">Si solo tienes un enfermero en un hospital y borras esté mismo se perderán los datos de hospital.</text:p>
      <text:p text:style-name="P4"/>
      <text:h text:style-name="Heading_20_2" text:outline-level="2"><text:bookmark-start text:name="__RefHeading___Toc120_4159016690"/><text:span text:style-name="T2">1. </text:span>Dependencias funcionales:<text:bookmark-end text:name="__RefHeading___Toc120_4159016690"/></text:h>
      <text:p text:style-name="P5">cod_hospital + planta = especialidad</text:p>
      <text:p text:style-name="P5">cod_enfermero + fecha<text:span text:style-name="T3"> </text:span>= <text:span text:style-name="T4">turno</text:span></text:p>
      <text:p text:style-name="P6">cod_enfermero → codHospital , planta</text:p>
      <text:p text:style-name="P7"/>
      <text:h text:style-name="Heading_20_2" text:outline-level="2"><text:bookmark-start text:name="__RefHeading___Toc122_4159016690"/><text:span text:style-name="T2">2.1 </text:span>Identificación de claves candidatas<text:bookmark-end text:name="__RefHeading___Toc122_4159016690"/></text:h>
      <text:p text:style-name="Explicación">¿Que son las claves candidatas? Claves primarias y alternativas <text:span text:style-name="T5">que te den el resultado de todos los atributos</text:span></text:p>
      <text:list text:style-name="L1">
        <text:list-item>
          <text:p text:style-name="P8">Claves primarias : <text:span text:style-name="T6">cod_enfermero + fecha</text:span></text:p>
        </text:list-item>
        <text:list-item>
          <text:p text:style-name="P9">Claves alternativas : </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10">Los atributos primos son los atributos que son alguna clave pero los no primos son los que pertenecen a una clave pero no lo son . </text:p>
      <text:p text:style-name="P11">TURNOS_ENFERMERIA (<text:span text:style-name="T7">COD_ENFERMERO, FECHA</text:span>, TURNO,<text:span text:style-name="T7"> </text:span><text:span text:style-name="T8">COD_HOSPITAL, PLANTA</text:span>, ESPECIALIDAD)</text:p>
      <text:h text:style-name="Heading_20_2" text:outline-level="2"><text:bookmark-start text:name="__RefHeading___Toc126_4159016690"/><text:soft-page-break/><text:span text:style-name="T2">3.1 </text:span>Proceso de normalización 1FN<text:bookmark-end text:name="__RefHeading___Toc126_4159016690"/></text:h>
      <text:p text:style-name="Explicación">Lo que se busca en este proceso es que no haya atributos multivalorados, <text:span text:style-name="T9">tenemos varias opciones: </text:span></text:p>
      <text:p text:style-name="Explicación"><text:tab/><text:span text:style-name="T9">1.Pasar la multivalorada como clave para que así solo haya uno pero se tendrían que repetir las filas con todos los datos por cada valor del multivalorado por lo que existiría la redundancia de datos</text:span></text:p>
      <text:p text:style-name="P12"/>
      <text:p text:style-name="P13">Todo cumple esta regla al ser ató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0">o sea que los atributos no primos que no dependan de todas las claves hay que separarlos . </text:span></text:p>
      <text:p text:style-name="Explicación">Cuando se descompone se pasa el atributo como clave foránea <text:s/>+ clave candidata primaria</text:p>
      <text:p text:style-name="P14">Dependencias parciales / <text:span text:style-name="T11">Justificación: </text:span></text:p>
      <text:p text:style-name="P15">Cod enfermero + fecha <text:s/>= <text:span text:style-name="T12">turno</text:span></text:p>
      <text:p text:style-name="P13"><text:span text:style-name="T1">cod_hospital + planta </text:span><text:span text:style-name="T12">= especialidad</text:span></text:p>
      <text:p text:style-name="P16"><text:span text:style-name="T1">Solución</text:span> : </text:p>
      <text:p text:style-name="P17">ENFERMERO(<text:span text:style-name="T7">cod_hospital , planta</text:span> , especialidad)</text:p>
      <text:p text:style-name="P13"><text:span text:style-name="T13">TURNO_</text:span>ENFERMERO(<text:span text:style-name="T14">cod_hospital</text:span><text:span text:style-name="T13">,</text:span> <text:span text:style-name="T7">cod_enfermero , fecha</text:span> , turno)</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8">ENFERMERO <text:span text:style-name="T15">no </text:span>esta en 3FN</text:p>
      <text:p text:style-name="P19">planta → especialidad</text:p>
      <text:p text:style-name="P20">PLANTA(<text:span text:style-name="T7">cod_hospital</text:span> , planta , especialidad)</text:p>
      <text:p text:style-name="P19"/>
      <text:p text:style-name="P21">Resultantes:</text:p>
      <text:p text:style-name="P20">PLANTA(<text:span text:style-name="T7">cod_hospital</text:span> , planta , especialidad)</text:p>
      <text:p text:style-name="P22">ENFERMERO(<text:span text:style-name="T7">cod_hospital , planta</text:span> , especialidad)</text:p>
      <text:p text:style-name="P22"><text:span text:style-name="T13">TURNO_</text:span>ENFERMERO(<text:span text:style-name="T14">cod_hospital</text:span><text:span text:style-name="T13">,</text:span> <text:span text:style-name="T7">cod_enfermero , fecha</text:span> , turno)</text:p>
      <text:h text:style-name="Heading_20_2" text:outline-level="2"><text:span text:style-name="T16"><text:s/></text:span><text:span text:style-name="T17"><text:s/></text:span><text:span text:style-name="T18">3.4 Proceso de normalización </text:span>FNBC</text:h>
      <text:p text:style-name="P13">Las dos tablas están en FNBC</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7T09:22:42.314000000</dc:date>
    <meta:editing-duration>PT3H23M11S</meta:editing-duration>
    <meta:editing-cycles>35</meta:editing-cycles>
    <meta:generator>LibreOffice/24.8.4.1$Windows_X86_64 LibreOffice_project/1be9007f5d86a3741c366527d13e2970cbeef057</meta:generator>
    <meta:document-statistic meta:table-count="0" meta:image-count="0" meta:object-count="0" meta:page-count="2" meta:paragraph-count="44" meta:word-count="466" meta:character-count="2993" meta:non-whitespace-character-count="2560"/>
  </office:meta>
</office:document-meta>
</file>